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34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/>
    <style:style style:name="P6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3<text:span text:style-name="T2">rd</text:span> April 2013 Time : 3.00 PM to 4.00 PM; GMRT Canteen Annex room,NGK from NCRA conference room (Tele conference )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imisha,Santaji,Charu,Naresh and Raj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240320767" text:style-name="L1">
              <text:list-item>
                <text:p text:style-name="P6">Raj updated about work which has been done in past one month like user input <text:s/></text:p>
                <text:p text:style-name="P6">and file input <text:s/>program, Readline server, small abc software and one additional test set up for santaji.</text:p>
                <text:p text:style-name="P6">Raj updated about QT GUI developed by Sachin.</text:p>
                <text:p text:style-name="P6">In two week time we will formalize the first level design of QT GUI.</text:p>
                <text:p text:style-name="P6"/>
              </text:list-item>
              <text:list-item>
                <text:p text:style-name="P5"><text:span text:style-name="T3">Charu updated about MCM card testing.</text:span></text:p>
                <text:p text:style-name="P5"><text:span text:style-name="T3">Around 25 MCM card has been tested and ready for use.</text:span></text:p>
                <text:p text:style-name="P5"><text:span text:style-name="T3">Delivery of Miltec PC will take one month.</text:span></text:p>
                <text:p text:style-name="P5"><text:span text:style-name="T3">Charu is also busy with maintenance activities as well as he has started working on DAS and oneline chain interfacing.</text:span></text:p>
                <text:p text:style-name="P6"><text:s text:c="2"/></text:p>
              </text:list-item>
              <text:list-item>
                <text:p text:style-name="P6">ABC discussion will not happen in tomorrow's plan meeting. Most probable date for having the discussion is 13<text:span text:style-name="T2">th</text:span> March 2013.</text:p>
                <text:p text:style-name="P6"/>
              </text:list-item>
              <text:list-item>
                <text:p text:style-name="P6">Santaji informed that he has started working on Mysql database. Presently we have to manually enter data into database. In two week time database entries will be automated.</text:p>
                <text:p text:style-name="P6"/>
              </text:list-item>
              <text:list-item>
                <text:p text:style-name="P6">In two week time we will our basic one antenna set up ready in Telemetry Lab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4-03T17:04:52</dc:date>
    <dc:creator>teleset </dc:creator>
    <meta:editing-duration>PT12H18M35S</meta:editing-duration>
    <meta:editing-cycles>150</meta:editing-cycles>
    <meta:generator>LibreOffice/3.4$Linux LibreOffice_project/340m1$Build-602</meta:generator>
    <meta:document-statistic meta:table-count="1" meta:image-count="0" meta:object-count="0" meta:page-count="1" meta:paragraph-count="28" meta:word-count="230" meta:character-count="1295" meta:non-whitespace-character-count="1076"/>
  </office:meta>
</office:document-meta>
</file>